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76cm" style:rel-column-width="431*"/>
    </style:style>
    <style:style style:name="Tabelle1.B" style:family="table-column">
      <style:table-column-properties style:column-width="10.966cm" style:rel-column-width="6217*"/>
    </style:style>
    <style:style style:name="Tabelle1.C" style:family="table-column">
      <style:table-column-properties style:column-width="5.863cm" style:rel-column-width="332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190f4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190f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190f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officeooo:paragraph-rsid="000190f4"/>
    </style:style>
    <style:style style:name="P5" style:family="paragraph" style:parent-style-name="Standard">
      <style:paragraph-properties fo:text-align="end" style:justify-single-word="false"/>
      <style:text-properties fo:color="#ff0000" style:font-name="Times New Roman" fo:font-size="12pt" officeooo:paragraph-rsid="000190f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ff0000" style:font-name="Times New Roman" fo:font-size="12pt" officeooo:paragraph-rsid="000190f4" style:font-size-asian="12pt" style:font-size-complex="12pt"/>
    </style:style>
    <style:style style:name="P7" style:family="paragraph" style:parent-style-name="Standard">
      <style:text-properties fo:color="#ff0000" style:font-name="Times New Roman" officeooo:paragraph-rsid="000190f4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ff0000" style:font-name="Times New Roman" fo:font-size="12pt" fo:letter-spacing="normal" fo:font-style="normal" fo:font-weight="normal" officeooo:paragraph-rsid="000190f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2pt" officeooo:paragraph-rsid="000190f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0190f4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paragraph-rsid="000190f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Times New Roman" fo:font-size="12pt" officeooo:paragraph-rsid="000190f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officeooo:paragraph-rsid="000190f4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190f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190f4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ff0000" style:font-name="Times New Roman"/>
    </style:style>
    <style:style style:name="T3" style:family="text">
      <style:text-properties fo:color="#ff0000" style:font-name="Times New Roman" fo:font-size="12pt" style:font-size-asian="12pt" style:font-size-complex="12pt"/>
    </style:style>
    <style:style style:name="T4" style:family="text">
      <style:text-properties fo:color="#ff0000" style:font-name="Times New Roman" fo:font-size="12pt" officeooo:rsid="00030ca7" style:font-size-asian="12pt" style:font-size-complex="12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officeooo:rsid="0002824a" style:font-size-asian="12pt" style:font-size-complex="12pt"/>
    </style:style>
    <style:style style:name="T10" style:family="text">
      <style:text-properties style:font-name="Times New Roman" fo:font-size="12pt" officeooo:rsid="00030ca7" style:font-size-asian="12pt" style:font-size-complex="12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officeooo:rsid="000190f4" style:font-size-asian="14pt" style:font-size-complex="14pt"/>
    </style:style>
    <style:style style:name="T13" style:family="text">
      <style:text-properties fo:color="#c9211e" style:font-name="Times New Roman" fo:font-size="12pt" officeooo:rsid="000739b1" style:font-size-asian="12pt" style:font-size-complex="12pt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2pt" style:font-size-asian="12pt" style:font-size-complex="12pt"/>
    </style:style>
    <style:style style:name="T16" style:family="text">
      <style:text-properties fo:color="#000000" style:font-name="Times New Roman" fo:font-size="12pt" officeooo:rsid="0004dc1a" style:font-size-asian="12pt" style:font-size-complex="12pt"/>
    </style:style>
    <style:style style:name="T17" style:family="text">
      <style:text-properties officeooo:rsid="000190f4"/>
    </style:style>
    <style:style style:name="T18" style:family="text">
      <style:text-properties officeooo:rsid="0001910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orname Name</text:p>
      <text:p text:style-name="P7">Straße XX</text:p>
      <text:p text:style-name="P7">XXXXX Stadt</text:p>
      <text:p text:style-name="P4">Versichertennummer <text:span text:style-name="T1">XXXXXXXX</text:span></text:p>
      <text:p text:style-name="P2"/>
      <text:p text:style-name="P2"><text:span text:style-name="T1">Stadt</text:span>, den <text:span text:style-name="T1">TT.MM.JJJJ</text:span></text:p>
      <text:p text:style-name="P2"/>
      <text:p text:style-name="P8">Name Krankenkasse</text:p>
      <text:p text:style-name="P5"><text:span text:style-name="T5">Straße XX</text:span><text:line-break/>XXXXX Stadt</text:p>
      <text:p text:style-name="P5"/>
      <text:p text:style-name="P10"><text:span text:style-name="T11">Antrag auf Kostenübernahme meiner </text:span><text:span text:style-name="T12">Penis-Hoden-Epithese</text:span></text:p>
      <text:p text:style-name="P1"/>
      <text:p text:style-name="P1">Sehr geehrte Damen und Herren,</text:p>
      <text:p text:style-name="P1"/>
      <text:p text:style-name="P1">Ich freue mich immens, Ihnen endlich diesen Antrag stellen zu können.</text:p>
      <text:p text:style-name="P1">Hiermit beantrage ich eine Kostenübernahme meiner <text:span text:style-name="T17">Penis-Hoden-Epithese</text:span> (die Bezeichnung wurde den aktuellen MDK-Richtlinien entnommen) in der <text:span text:style-name="T1">KLINIK</text:span>. Die vom MDK vorgesehenen Fristen (1,5 Jahre Therapie, 6 Monate Hormonbehandlung und 1,5 Jahre Alltagstest) sind, wie Sie aus den mitgesendeten Anlagen entnehmen können, ebenfalls erfüllt.</text:p>
      <text:p text:style-name="P1"/>
      <text:p text:style-name="P1"/>
      <text:p text:style-name="P9"><text:span text:style-name="T7">Falls Sie weitere Informationen benötigen bzw. Fragen zu den mitgeschickten Unterlagen haben, so erreichen Sie mich tagsüber telefonisch unter </text:span><text:span text:style-name="T2">Telefonnummer</text:span><text:span text:style-name="T7"> oder per E-Mail unter </text:span><text:span text:style-name="T2">Email@Email.de</text:span></text:p>
      <text:p text:style-name="P1"/>
      <text:p text:style-name="P1">Ich freue mich sehr auf Ihre baldige Antwort.</text:p>
      <text:p text:style-name="P1"/>
      <text:p text:style-name="P1">Mit freundlichen Grüßen,</text:p>
      <text:p text:style-name="P1"/>
      <text:p text:style-name="P1"/>
      <text:p text:style-name="P6">[Vorname, Name]</text:p>
      <text:p text:style-name="P1"/>
      <text:p text:style-name="P1"/>
      <text:p text:style-name="P1"/>
      <text:p text:style-name="P3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Nr.</text:p>
          </table:table-cell>
          <table:table-cell table:style-name="Tabelle1.A1" office:value-type="string">
            <text:p text:style-name="P11">Anlage</text:p>
          </table:table-cell>
          <table:table-cell table:style-name="Tabelle1.C1" office:value-type="string">
            <text:p text:style-name="P11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1">1</text:p>
          </table:table-cell>
          <table:table-cell table:style-name="Tabelle1.B2" office:value-type="string">
            <text:p text:style-name="P11"><text:span text:style-name="T6">Begutachtungsrichtlinie für Geschlechtsangleichende Maßnahmen bei Transsexualität des GKV-Spitzenverbandes zur Sicherung einer einheitlichen Begutachtung nach § 282 Absatz 2, Satz 3 SGB V</text:span> <text:span text:style-name="T18">Seite 32f</text:span></text:p>
          </table:table-cell>
          <table:table-cell table:style-name="Tabelle1.C2" office:value-type="string">
            <text:p text:style-name="P11">Auflistung der für die Bewilligung von <text:span text:style-name="T17">Penis-Hoden-Epithesen</text:span> nahegelegten Bedingungen.</text:p>
          </table:table-cell>
        </table:table-row>
        <table:table-row>
          <table:table-cell table:style-name="Tabelle1.A15" table:number-rows-spanned="2" office:value-type="string">
            <text:p text:style-name="P11">2</text:p>
          </table:table-cell>
          <table:table-cell table:style-name="Tabelle1.B3" table:number-rows-spanned="2" office:value-type="string">
            <text:p text:style-name="P11">Gutachten von <text:span text:style-name="T1">Name von Gutachter 1</text:span></text:p>
          </table:table-cell>
          <table:table-cell table:style-name="Tabelle1.C3" office:value-type="string">
            <text:p text:style-name="P12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4" office:value-type="string">
            <text:p text:style-name="P11">Der psychische Befund auf Seite <text:span text:style-name="T1">X</text:span> schließt mögliche Komorditäten aus.</text:p>
          </table:table-cell>
        </table:table-row>
        <text:soft-page-break/>
        <table:table-row>
          <table:table-cell table:style-name="Tabelle1.A15" table:number-rows-spanned="2" office:value-type="string">
            <text:p text:style-name="P11">3</text:p>
          </table:table-cell>
          <table:table-cell table:style-name="Tabelle1.B5" table:number-rows-spanned="2" office:value-type="string">
            <text:p text:style-name="P11">Gutachten von <text:span text:style-name="T1">Name von Gutachter 2</text:span></text:p>
          </table:table-cell>
          <table:table-cell table:style-name="Tabelle1.C5" office:value-type="string">
            <text:p text:style-name="P12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6" office:value-type="string">
            <text:p text:style-name="P11">Der psychische Befund auf Seite <text:span text:style-name="T1">X</text:span> schließt mögliche Komorditäten aus.</text:p>
          </table:table-cell>
        </table:table-row>
        <table:table-row>
          <table:table-cell table:style-name="Tabelle1.A15" table:number-rows-spanned="3" office:value-type="string">
            <text:p text:style-name="P11">4</text:p>
          </table:table-cell>
          <table:table-cell table:style-name="Tabelle1.B7" table:number-rows-spanned="3" office:value-type="string">
            <text:p text:style-name="P11">Bescheinigung der Therapiezeit bei <text:span text:style-name="T1">Name des Therapeuten</text:span></text:p>
          </table:table-cell>
          <table:table-cell table:style-name="Tabelle1.C7" office:value-type="string">
            <text:p text:style-name="P11">Beweis, dass ich der Anforderung einer Behandlung beim Psychiater/Psychologen von 18 Monaten entspreche.</text:p>
          </table:table-cell>
        </table:table-row>
        <table:table-row>
          <table:covered-table-cell/>
          <table:covered-table-cell/>
          <table:table-cell table:style-name="Tabelle1.C8" office:value-type="string">
            <text:p text:style-name="P11">Enthält Beschreibung der Therapiezeit.</text:p>
          </table:table-cell>
        </table:table-row>
        <table:table-row>
          <table:covered-table-cell/>
          <table:covered-table-cell/>
          <table:table-cell table:style-name="Tabelle1.C9" office:value-type="string">
            <text:p text:style-name="P11">Daraus folgender Beweis, dass die Geschlechterrolle im Alltagstest, dessen Beginn im Gutachten von <text:span text:style-name="T1">Name des Therapeuten</text:span> geschildert wird, 18 Monate lang erprobt wurde.</text:p>
            <text:p text:style-name="P11"/>
            <text:p text:style-name="P12">[Falls Gutachter=Therapeut]</text:p>
          </table:table-cell>
        </table:table-row>
        <table:table-row>
          <table:table-cell table:style-name="Tabelle1.A15" table:number-rows-spanned="2" office:value-type="string">
            <text:p text:style-name="P11">5</text:p>
          </table:table-cell>
          <table:table-cell table:style-name="Tabelle1.B10" table:number-rows-spanned="2" office:value-type="string">
            <text:p text:style-name="P11">Gerichtlicher Beschluss der Vornamens- und Personenstandsänderung nach §1 und §8 TSG</text:p>
          </table:table-cell>
          <table:table-cell table:style-name="Tabelle1.C10" office:value-type="string">
            <text:p text:style-name="P13"><text:span text:style-name="T8">Die Änderung offizieller Daten zeigt Bindung an die </text:span><text:span text:style-name="T9">männliche</text:span><text:span text:style-name="T8"> Geschlechterrolle und verdeutlicht (geschlechtsdysphorischen) krankheitswertigen Leidensdruck, der u.A. bei </text:span><text:span text:style-name="T9">weiblichen</text:span><text:span text:style-name="T8"> Dokumenten bestand.</text:span></text:p>
          </table:table-cell>
        </table:table-row>
        <table:table-row>
          <table:covered-table-cell/>
          <table:covered-table-cell/>
          <table:table-cell table:style-name="Tabelle1.C11" office:value-type="string">
            <text:p text:style-name="P13"><text:span text:style-name="T8">Das Protokoll der Sitzung des Amtsgerichts enthält erneut die Aussage, dass ich seit über 18 Monaten als </text:span><text:span text:style-name="T9">Mann</text:span><text:span text:style-name="T8"> lebe, eine weitere Bestätigung des Alltagstests von über 18 Monaten.</text:span></text:p>
            <text:p text:style-name="P11"/>
            <text:p text:style-name="P12">[Falls die Frage vor Gericht gestellt wurde]</text:p>
          </table:table-cell>
        </table:table-row>
        <table:table-row>
          <table:table-cell table:style-name="Tabelle1.A15" table:number-rows-spanned="4" office:value-type="string">
            <text:p text:style-name="P11">6</text:p>
          </table:table-cell>
          <table:table-cell table:style-name="Tabelle1.B12" table:number-rows-spanned="4" office:value-type="string">
            <text:p text:style-name="P14">Gynäkologisch-endokrinoligischer Bericht der <text:span text:style-name="T1">Praxis</text:span> von <text:span text:style-name="T1">TT.MM.JJJJ</text:span></text:p>
          </table:table-cell>
          <table:table-cell table:style-name="Tabelle1.C12" office:value-type="string">
            <text:p text:style-name="P11">Schließt Intersexualität aus.</text:p>
            <text:p text:style-name="P11"/>
          </table:table-cell>
        </table:table-row>
        <table:table-row>
          <table:covered-table-cell/>
          <table:covered-table-cell/>
          <table:table-cell table:style-name="Tabelle1.C13" office:value-type="string">
            <text:p text:style-name="P11">Enthält Bericht über Genitalstatus.</text:p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13"><text:span text:style-name="T8">Bestätigt Hormonersatztherapie von </text:span><text:span text:style-name="T13">XX</text:span><text:span text:style-name="T8"> Monaten und deren </text:span><text:span text:style-name="T10">maskulinisierende</text:span><text:span text:style-name="T8"> Wirkung.</text:span></text:p>
          </table:table-cell>
        </table:table-row>
        <table:table-row>
          <table:covered-table-cell/>
          <table:covered-table-cell/>
          <table:table-cell table:style-name="Tabelle1.C15" office:value-type="string">
            <text:p text:style-name="P13"><text:span text:style-name="T3">Bestätigt 2 Jahre des Lebens in der </text:span><text:span text:style-name="T4">männlichen</text:span><text:span text:style-name="T3"> Geschlechtsrolle.</text:span></text:p>
            <text:p text:style-name="P12">[Falls erwähnt]</text:p>
          </table:table-cell>
        </table:table-row>
        <table:table-row>
          <table:table-cell table:style-name="Tabelle1.A2" office:value-type="float" office:value="9">
            <text:p text:style-name="P11">9</text:p>
          </table:table-cell>
          <table:table-cell table:style-name="Tabelle1.B16" office:value-type="string">
            <text:p text:style-name="P11">Tab<text:span text:style-name="T14">ellarischer transsexueller Lebenslauf auf Stand vom </text:span><text:span text:style-name="T1">TT.MM.JJJ</text:span></text:p>
            <text:p text:style-name="P12"/>
            <text:p text:style-name="P12">[Falls schon vorhanden]</text:p>
          </table:table-cell>
          <table:table-cell table:style-name="Tabelle1.C16" office:value-type="string">
            <text:p text:style-name="P11">Verdeutlicht (geschlechtsdysphorischen) krankheitswertigen Leidensdruck.</text:p>
          </table:table-cell>
        </table:table-row>
        <table:table-row>
          <table:table-cell table:style-name="Tabelle1.A2" office:value-type="float" office:value="10">
            <text:p text:style-name="P11">10</text:p>
          </table:table-cell>
          <table:table-cell table:style-name="Tabelle1.B17" office:value-type="string">
            <text:p text:style-name="P11">Ausgeschriebener transsexueller Lebenslauf auf Stan<text:span text:style-name="T14">d vom </text:span><text:span text:style-name="T1">TT.MM.JJJJ</text:span></text:p>
            <text:p text:style-name="P12"/>
            <text:p text:style-name="P12">[Falls schon vorhanden]</text:p>
          </table:table-cell>
          <table:table-cell table:style-name="Tabelle1.C17" office:value-type="string">
            <text:p text:style-name="P11">Verdeutlicht (geschlechtsdysphorischen) krankheitswertigen Leidensdruck.</text:p>
          </table:table-cell>
        </table:table-row>
        <table:table-row>
          <table:table-cell table:style-name="Tabelle1.A2" table:number-rows-spanned="3" office:value-type="float" office:value="11">
            <text:p text:style-name="P11">11</text:p>
          </table:table-cell>
          <table:table-cell table:style-name="Tabelle1.B18" table:number-rows-spanned="3" office:value-type="string">
            <text:p text:style-name="P11">Motivationsschreiben</text:p>
            <text:p text:style-name="P11"/>
            <text:p text:style-name="P12">[Falls emotional möglich, dieses Schreiben kann sehr belasten]</text:p>
          </table:table-cell>
          <table:table-cell table:style-name="Tabelle1.C18" office:value-type="string">
            <text:p text:style-name="P13"><text:span text:style-name="T15">Ergänzungsbericht über das bisherige Leben als </text:span><text:span text:style-name="T16">Mann</text:span></text:p>
          </table:table-cell>
        </table:table-row>
        <table:table-row>
          <table:covered-table-cell/>
          <table:covered-table-cell/>
          <table:table-cell table:style-name="Tabelle1.C19" office:value-type="string">
            <text:p text:style-name="P14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0" office:value-type="string">
            <text:p text:style-name="P14">Verdeutlicht (geschlechtsdysphorischen) krankheitswertigen Leidensdruck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10T19:35:34.419000000</dc:date>
    <meta:editing-duration>PT2M29S</meta:editing-duration>
    <meta:editing-cycles>4</meta:editing-cycles>
    <meta:document-statistic meta:table-count="1" meta:image-count="0" meta:object-count="0" meta:page-count="3" meta:paragraph-count="64" meta:word-count="418" meta:character-count="3372" meta:non-whitespace-character-count="3018"/>
  </office:meta>
</office:document-meta>
</file>